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" svg:font-family="Gent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9900" draw:textarea-horizontal-align="justify" draw:textarea-vertical-align="middle" draw:auto-grow-height="false" fo:min-height="4.941cm" fo:min-width="14.486cm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0.639cm" fo:min-width="4.834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29cm" fo:min-width="2.914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909cm" fo:min-width="0.008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color="#ff0000" draw:fill="none" draw:textarea-vertical-align="middle"/>
    </style:style>
    <style:style style:name="gr8" style:family="graphic" style:parent-style-name="objectwithoutfill">
      <style:graphic-properties svg:stroke-color="#ff3333" draw:fill="none" draw:textarea-vertical-align="middle"/>
    </style:style>
    <style:style style:name="gr9" style:family="graphic" style:parent-style-name="objectwithoutfill">
      <style:graphic-properties svg:stroke-color="#ff3333" draw:fill="solid" draw:fill-color="#ff3333" draw:opacity="45%" draw:textarea-vertical-align="middle"/>
    </style:style>
    <style:style style:name="gr10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3.56cm" fo:min-width="2.294cm"/>
    </style:style>
    <style:style style:name="gr11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2.798cm" fo:min-width="2.294cm"/>
    </style:style>
    <style:style style:name="gr12" style:family="graphic" style:parent-style-name="standard">
      <style:graphic-properties draw:stroke="none" svg:stroke-color="#000000" draw:fill="none" draw:fill-color="#ffffff" fo:min-height="1.528cm"/>
    </style:style>
    <style:style style:name="gr13" style:family="graphic" style:parent-style-name="objectwithoutfill">
      <style:graphic-properties draw:marker-end="Arrow" draw:marker-end-width="0.3cm" draw:fill="none" draw:fill-color="#ff3333" draw:textarea-vertical-align="middle"/>
    </style:style>
    <style:style style:name="P1" style:family="paragraph">
      <loext:graphic-properties draw:fill-color="#cc9900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3333" draw:opacity="45%"/>
      <style:paragraph-properties fo:text-align="center"/>
    </style:style>
    <style:style style:name="P7" style:family="paragraph">
      <loext:graphic-properties draw:fill-color="#ff3333" draw:opacity="50%"/>
      <style:paragraph-properties fo:text-align="center"/>
    </style:style>
    <style:style style:name="P8" style:family="paragraph">
      <style:text-properties style:font-name="Gentium" fo:font-size="24pt" style:font-size-asian="24pt" style:font-size-complex="24pt"/>
    </style:style>
    <style:style style:name="P9" style:family="paragraph">
      <loext:graphic-properties draw:fill="none" draw:fill-color="#ffffff"/>
      <style:text-properties style:font-name="Gentium" fo:font-size="24pt" style:font-size-asian="24pt" style:font-size-complex="24pt"/>
    </style:style>
    <style:style style:name="P10" style:family="paragraph">
      <loext:graphic-properties draw:fill="none" draw:fill-color="#ff3333"/>
      <style:paragraph-properties fo:text-align="center"/>
    </style:style>
    <style:style style:name="T1" style:family="text">
      <style:text-properties style:font-name="Gentium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86cm" svg:height="5.191cm" svg:x="3.667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34cm" svg:height="0.889cm" svg:x="8.493cm" svg:y="5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26cm" svg:height="0.762cm" svg:x="8.747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8cm" svg:height="2.159cm" svg:x="10.906cm" svg:y="12.93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446cm" svg:y1="12.811cm" svg:x2="12.875cm" svg:y2="12.811cm">
          <text:p/>
        </draw:line>
        <draw:line draw:style-name="gr6" draw:text-style-name="P5" draw:layer="layout" svg:x1="11.16cm" svg:y1="15.097cm" svg:x2="11.16cm" svg:y2="20.177cm">
          <text:p/>
        </draw:line>
        <draw:line draw:style-name="gr7" draw:text-style-name="P5" draw:layer="layout" svg:x1="11.16cm" svg:y1="12.938cm" svg:x2="12.557cm" svg:y2="9.89cm">
          <text:p/>
        </draw:line>
        <draw:line draw:style-name="gr8" draw:text-style-name="P5" draw:layer="layout" svg:x1="11.16cm" svg:y1="12.938cm" svg:x2="9.763cm" svg:y2="9.89cm">
          <text:p/>
        </draw:line>
        <draw:line draw:style-name="gr9" draw:text-style-name="P6" draw:layer="layout" svg:x1="12.557cm" svg:y1="9.89cm" svg:x2="12.557cm" svg:y2="6.08cm">
          <text:p/>
        </draw:line>
        <draw:line draw:style-name="gr9" draw:text-style-name="P6" draw:layer="layout" svg:x1="9.763cm" svg:y1="9.89cm" svg:x2="9.763cm" svg:y2="6.08cm">
          <text:p/>
        </draw:line>
        <draw:custom-shape draw:style-name="gr10" draw:text-style-name="P7" draw:layer="layout" svg:width="2.794cm" svg:height="3.81cm" svg:x="9.763cm" svg:y="6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794cm" svg:height="3.048cm" svg:x="9.763cm" svg:y="9.89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9" draw:layer="layout" svg:width="5.715cm" svg:height="1.778cm" svg:x="13.954cm" svg:y="15.097cm">
          <draw:text-box>
            <text:p text:style-name="P8"><text:span text:style-name="T1">Optical Fiber</text:span></text:p>
          </draw:text-box>
        </draw:frame>
        <draw:line draw:style-name="gr13" draw:text-style-name="P10" draw:layer="layout" svg:x1="14.081cm" svg:y1="15.351cm" svg:x2="11.541cm" svg:y2="14.081cm">
          <text:p/>
        </draw:line>
        <draw:frame draw:style-name="gr12" draw:text-style-name="P9" draw:layer="layout" svg:width="5.715cm" svg:height="2.181cm" svg:x="15.478cm" svg:y="11.9cm">
          <draw:text-box>
            <text:p text:style-name="P8"><text:span text:style-name="T1">Beam Splitter Coating</text:span></text:p>
          </draw:text-box>
        </draw:frame>
        <draw:line draw:style-name="gr13" draw:text-style-name="P10" draw:layer="layout" svg:x1="15.351cm" svg:y1="12.811cm" svg:x2="13.462cm" svg:y2="12.811cm">
          <text:p/>
        </draw:line>
        <draw:frame draw:style-name="gr12" draw:text-style-name="P9" draw:layer="layout" svg:width="5.715cm" svg:height="2.181cm" svg:x="15.875cm" svg:y="9.001cm">
          <draw:text-box>
            <text:p text:style-name="P8"><text:span text:style-name="T1">Collimating Lens</text:span></text:p>
          </draw:text-box>
        </draw:frame>
        <draw:line draw:style-name="gr13" draw:text-style-name="P10" draw:layer="layout" svg:x1="15.843cm" svg:y1="9.89cm" svg:x2="13.954cm" svg:y2="9.89cm">
          <text:p/>
        </draw:line>
        <draw:frame draw:style-name="gr12" draw:text-style-name="P9" draw:layer="layout" svg:width="5.715cm" svg:height="1.778cm" svg:x="15.875cm" svg:y="5.826cm">
          <draw:text-box>
            <text:p text:style-name="P8"><text:span text:style-name="T1">Beam Mirror</text:span></text:p>
          </draw:text-box>
        </draw:frame>
        <draw:line draw:style-name="gr13" draw:text-style-name="P10" draw:layer="layout" svg:x1="15.859cm" svg:y1="6.842cm" svg:x2="14.208cm" svg:y2="5.8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" svg:font-family="Gent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5T14:50:32.453864684</meta:creation-date>
    <dc:date>2020-02-25T15:01:27.967343952</dc:date>
    <meta:editing-duration>PT32S</meta:editing-duration>
    <meta:editing-cycles>1</meta:editing-cycles>
    <meta:document-statistic meta:object-count="20"/>
    <meta:generator>LibreOffice/5.2.7.2$Linux_X86_64 LibreOffice_project/20m0$Build-2</meta:generator>
  </office:meta>
</office:document-meta>
</file>